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ohit Devanagari1" svg:font-family="'Lohit Devanagari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22abc1" officeooo:paragraph-rsid="0022abc1"/>
    </style:style>
    <style:style style:name="P2" style:family="paragraph" style:parent-style-name="Standard">
      <style:text-properties officeooo:rsid="002a854d" officeooo:paragraph-rsid="002a854d"/>
    </style:style>
    <style:style style:name="P3" style:family="paragraph" style:parent-style-name="Standard">
      <style:text-properties fo:font-weight="bold" officeooo:rsid="002a854d" officeooo:paragraph-rsid="002a854d" style:font-weight-asian="bold" style:font-weight-complex="bold"/>
    </style:style>
    <style:style style:name="P4" style:family="paragraph" style:parent-style-name="Standard">
      <style:text-properties fo:font-weight="bold" officeooo:rsid="002b136b" officeooo:paragraph-rsid="002b136b" style:font-weight-asian="bold" style:font-weight-complex="bold"/>
    </style:style>
    <style:style style:name="P5" style:family="paragraph" style:parent-style-name="Standard">
      <style:text-properties fo:font-style="italic" officeooo:rsid="002a854d" officeooo:paragraph-rsid="002a854d" style:font-style-asian="italic" style:font-style-complex="italic"/>
    </style:style>
    <style:style style:name="P6" style:family="paragraph" style:parent-style-name="Standard">
      <style:text-properties fo:font-style="italic" officeooo:rsid="0022abc1" officeooo:paragraph-rsid="0022abc1" style:font-style-asian="italic" style:font-style-complex="italic"/>
    </style:style>
    <style:style style:name="P7" style:family="paragraph" style:parent-style-name="Standard">
      <style:text-properties fo:font-style="italic" officeooo:rsid="0022abc1" officeooo:paragraph-rsid="002de7e7" style:font-style-asian="italic" style:font-style-complex="italic"/>
    </style:style>
    <style:style style:name="P8" style:family="paragraph" style:parent-style-name="Standard">
      <style:text-properties fo:font-style="italic" fo:font-weight="normal" style:font-style-asian="italic" style:font-weight-asian="normal" style:font-style-complex="italic" style:font-weight-complex="normal"/>
    </style:style>
    <style:style style:name="P9" style:family="paragraph" style:parent-style-name="Standard">
      <style:text-properties fo:font-style="italic" fo:font-weight="normal" officeooo:rsid="002a854d" officeooo:paragraph-rsid="002a854d" style:font-style-asian="italic" style:font-weight-asian="normal" style:font-style-complex="italic" style:font-weight-complex="normal"/>
    </style:style>
    <style:style style:name="P10" style:family="paragraph" style:parent-style-name="Standard">
      <style:text-properties fo:font-style="italic" fo:font-weight="normal" officeooo:rsid="002b136b" officeooo:paragraph-rsid="002b136b" style:font-style-asian="italic" style:font-weight-asian="normal" style:font-style-complex="italic" style:font-weight-complex="normal"/>
    </style:style>
    <style:style style:name="P11" style:family="paragraph" style:parent-style-name="Standard">
      <style:text-properties fo:font-style="italic" fo:font-weight="normal" officeooo:paragraph-rsid="002b136b" style:font-style-asian="italic" style:font-weight-asian="normal" style:font-style-complex="italic" style:font-weight-complex="normal"/>
    </style:style>
    <style:style style:name="P12" style:family="paragraph" style:parent-style-name="Standard">
      <style:text-properties officeooo:rsid="002b136b" officeooo:paragraph-rsid="002b136b"/>
    </style:style>
    <style:style style:name="P13" style:family="paragraph" style:parent-style-name="Standard">
      <style:text-properties officeooo:paragraph-rsid="002b136b"/>
    </style:style>
    <style:style style:name="P14" style:family="paragraph" style:parent-style-name="Standard">
      <style:text-properties officeooo:rsid="002c8dc6" officeooo:paragraph-rsid="002c8dc6"/>
    </style:style>
    <style:style style:name="P15" style:family="paragraph" style:parent-style-name="Standard">
      <style:text-properties fo:font-style="normal" fo:font-weight="normal" officeooo:rsid="002c8dc6" officeooo:paragraph-rsid="002c8dc6" style:font-style-asian="normal" style:font-weight-asian="normal" style:font-style-complex="normal" style:font-weight-complex="normal"/>
    </style:style>
    <style:style style:name="P16" style:family="paragraph" style:parent-style-name="Standard">
      <style:text-properties fo:font-size="10.5pt" fo:font-style="italic" style:font-size-asian="10.5pt" style:font-style-asian="italic" style:font-size-complex="10.5pt" style:font-style-complex="italic"/>
    </style:style>
    <style:style style:name="P17" style:family="paragraph" style:parent-style-name="Standard">
      <style:text-properties fo:font-size="10.5pt" fo:font-style="italic" officeooo:rsid="0022abc1" officeooo:paragraph-rsid="0022abc1" style:font-size-asian="10.5pt" style:font-style-asian="italic" style:font-size-complex="10.5pt" style:font-style-complex="italic"/>
    </style:style>
    <style:style style:name="P18" style:family="paragraph" style:parent-style-name="Standard">
      <style:text-properties officeooo:rsid="002de7e7" officeooo:paragraph-rsid="002de7e7"/>
    </style:style>
    <style:style style:name="P19" style:family="paragraph" style:parent-style-name="Standard">
      <style:text-properties officeooo:rsid="0022abc1" officeooo:paragraph-rsid="002de7e7"/>
    </style:style>
    <style:style style:name="P20" style:family="paragraph" style:parent-style-name="Standard">
      <style:text-properties style:font-name="Liberation Serif" officeooo:rsid="0022abc1" officeooo:paragraph-rsid="0022abc1"/>
    </style:style>
    <style:style style:name="P21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/>
    </style:style>
    <style:style style:name="P22" style:family="paragraph" style:parent-style-name="Preformatted_20_Text">
      <style:text-properties fo:color="#000000" style:font-name="DejaVu Sans Mono" officeooo:rsid="002b136b" officeooo:paragraph-rsid="002b136b"/>
    </style:style>
    <style:style style:name="P23" style:family="paragraph" style:parent-style-name="Preformatted_20_Text">
      <style:text-properties fo:color="#000000" style:font-name="DejaVu Sans Mono" officeooo:rsid="0031d9f4" officeooo:paragraph-rsid="0031d9f4"/>
    </style:style>
    <style:style style:name="P24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/>
    </style:style>
    <style:style style:name="P25" style:family="paragraph" style:parent-style-name="Preformatted_20_Text">
      <style:text-properties style:font-name="Liberation Serif" fo:font-size="12pt" officeooo:rsid="002e5c07" officeooo:paragraph-rsid="002e5c07" style:font-size-asian="12pt" style:font-size-complex="12pt"/>
    </style:style>
    <style:style style:name="P26" style:family="paragraph" style:parent-style-name="Preformatted_20_Text">
      <style:text-properties style:font-name="Liberation Serif" fo:font-size="12pt" officeooo:rsid="0022abc1" officeooo:paragraph-rsid="002e5c07" style:font-size-asian="12pt" style:font-size-complex="12pt"/>
    </style:style>
    <style:style style:name="P27" style:family="paragraph" style:parent-style-name="Preformatted_20_Text">
      <style:text-properties style:font-name="Liberation Serif" fo:font-size="12pt" officeooo:rsid="0022abc1" officeooo:paragraph-rsid="0022abc1" style:font-size-asian="12pt" style:font-size-complex="12pt"/>
    </style:style>
    <style:style style:name="P28" style:family="paragraph" style:parent-style-name="Preformatted_20_Text">
      <style:text-properties style:font-name="Liberation Serif" fo:font-size="12pt" officeooo:rsid="003011a6" officeooo:paragraph-rsid="003011a6" style:font-size-asian="12pt" style:font-size-complex="12pt"/>
    </style:style>
    <style:style style:name="P29" style:family="paragraph" style:parent-style-name="Preformatted_20_Text">
      <style:text-properties style:font-name="Liberation Serif" fo:font-size="12pt" officeooo:rsid="003011a6" officeooo:paragraph-rsid="00312117" style:font-size-asian="12pt" style:font-size-complex="12pt"/>
    </style:style>
    <style:style style:name="P30" style:family="paragraph" style:parent-style-name="Preformatted_20_Text">
      <style:text-properties style:font-name="Liberation Serif" fo:font-size="12pt" officeooo:rsid="00312117" officeooo:paragraph-rsid="0031d9f4" style:font-size-asian="12pt" style:font-size-complex="12pt"/>
    </style:style>
    <style:style style:name="P31" style:family="paragraph" style:parent-style-name="Preformatted_20_Text">
      <style:text-properties style:font-name="Liberation Serif" fo:font-size="12pt" fo:font-weight="normal" officeooo:rsid="00312117" officeooo:paragraph-rsid="0031d9f4" style:font-size-asian="12pt" style:font-weight-asian="normal" style:font-size-complex="12pt" style:font-weight-complex="normal"/>
    </style:style>
    <style:style style:name="P32" style:family="paragraph" style:parent-style-name="Preformatted_20_Text">
      <style:text-properties style:font-name="Liberation Serif" officeooo:rsid="0031d9f4" officeooo:paragraph-rsid="0031d9f4"/>
    </style:style>
    <style:style style:name="P33" style:family="paragraph" style:parent-style-name="Preformatted_20_Text">
      <style:text-properties officeooo:paragraph-rsid="00312117"/>
    </style:style>
    <style:style style:name="P34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8080"/>
    </style:style>
    <style:style style:name="P35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/>
    </style:style>
    <style:style style:name="T1" style:family="text">
      <style:text-properties officeooo:rsid="002b136b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2de7e7" style:font-weight-asian="bold" style:font-weight-complex="bold"/>
    </style:style>
    <style:style style:name="T4" style:family="text">
      <style:text-properties fo:font-weight="bold" officeooo:rsid="0022abc1" style:font-weight-asian="bold" style:font-weight-complex="bold"/>
    </style:style>
    <style:style style:name="T5" style:family="text">
      <style:text-properties fo:color="#000080"/>
    </style:style>
    <style:style style:name="T6" style:family="text">
      <style:text-properties fo:color="#000080" fo:font-weight="bold"/>
    </style:style>
    <style:style style:name="T7" style:family="text">
      <style:text-properties fo:color="#000080" style:font-name="DejaVu Sans Mono" fo:font-weight="bold"/>
    </style:style>
    <style:style style:name="T8" style:family="text">
      <style:text-properties fo:color="#000080" style:font-name="DejaVu Sans Mono" fo:font-weight="bold" officeooo:rsid="002b136b"/>
    </style:style>
    <style:style style:name="T9" style:family="text">
      <style:text-properties fo:color="#008080"/>
    </style:style>
    <style:style style:name="T10" style:family="text">
      <style:text-properties fo:color="#008080" fo:font-weight="bold"/>
    </style:style>
    <style:style style:name="T11" style:family="text">
      <style:text-properties fo:color="#008080" fo:font-weight="bold" officeooo:rsid="0031d9f4"/>
    </style:style>
    <style:style style:name="T12" style:family="text">
      <style:text-properties fo:color="#008080" style:font-name="DejaVu Sans Mono" fo:font-weight="bold"/>
    </style:style>
    <style:style style:name="T13" style:family="text">
      <style:text-properties fo:color="#008080" style:font-name="DejaVu Sans Mono" fo:font-weight="bold" officeooo:rsid="002b136b"/>
    </style:style>
    <style:style style:name="T14" style:family="text">
      <style:text-properties fo:color="#0000ff"/>
    </style:style>
    <style:style style:name="T15" style:family="text">
      <style:text-properties fo:color="#0000ff" officeooo:rsid="002b136b"/>
    </style:style>
    <style:style style:name="T16" style:family="text">
      <style:text-properties fo:color="#0000ff" style:font-name="DejaVu Sans Mono"/>
    </style:style>
    <style:style style:name="T17" style:family="text">
      <style:text-properties officeooo:rsid="002c8dc6"/>
    </style:style>
    <style:style style:name="T1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9" style:family="text">
      <style:text-properties fo:font-style="italic" fo:font-weight="normal" officeooo:rsid="002c8dc6" style:font-style-asian="italic" style:font-weight-asian="normal" style:font-style-complex="italic" style:font-weight-complex="normal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fo:font-style="normal" officeooo:rsid="003011a6" style:font-style-asian="normal" style:font-style-complex="normal"/>
    </style:style>
    <style:style style:name="T22" style:family="text">
      <style:text-properties fo:font-style="normal" officeooo:rsid="0031d9f4" style:font-style-asian="normal" style:font-style-complex="normal"/>
    </style:style>
    <style:style style:name="T2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4" style:family="text">
      <style:text-properties fo:font-style="normal" fo:font-weight="normal" officeooo:rsid="00312117" style:font-style-asian="normal" style:font-weight-asian="normal" style:font-style-complex="normal" style:font-weight-complex="normal"/>
    </style:style>
    <style:style style:name="T25" style:family="text">
      <style:text-properties fo:font-style="normal" fo:font-weight="bold" officeooo:rsid="00312117" style:font-style-asian="normal" style:font-weight-asian="bold" style:font-style-complex="normal" style:font-weight-complex="bold"/>
    </style:style>
    <style:style style:name="T26" style:family="text">
      <style:text-properties fo:font-style="normal" fo:font-weight="bold" officeooo:rsid="0031d9f4" style:font-style-asian="normal" style:font-weight-asian="bold" style:font-style-complex="normal" style:font-weight-complex="bold"/>
    </style:style>
    <style:style style:name="T27" style:family="text">
      <style:text-properties fo:font-style="normal" fo:font-weight="bold" officeooo:rsid="003011a6" style:font-style-asian="normal" style:font-weight-asian="bold" style:font-style-complex="normal" style:font-weight-complex="bold"/>
    </style:style>
    <style:style style:name="T28" style:family="text">
      <style:text-properties officeooo:rsid="002de7e7"/>
    </style:style>
    <style:style style:name="T29" style:family="text">
      <style:text-properties fo:font-size="12pt" style:font-size-asian="12pt" style:font-size-complex="12pt"/>
    </style:style>
    <style:style style:name="T30" style:family="text">
      <style:text-properties officeooo:rsid="0022abc1"/>
    </style:style>
    <style:style style:name="T31" style:family="text">
      <style:text-properties style:font-name="Liberation Serif" fo:font-size="12pt" fo:font-style="normal" fo:font-weight="normal" officeooo:rsid="00312117" style:font-size-asian="12pt" style:font-style-asian="normal" style:font-weight-asian="normal" style:font-size-complex="12pt" style:font-style-complex="normal" style:font-weight-complex="normal"/>
    </style:style>
    <style:style style:name="T32" style:family="text">
      <style:text-properties style:font-name="Liberation Serif" fo:font-size="12pt" fo:font-style="normal" fo:font-weight="normal" officeooo:rsid="0031d9f4" style:font-size-asian="12pt" style:font-style-asian="normal" style:font-weight-asian="normal" style:font-size-complex="12pt" style:font-style-complex="normal" style:font-weight-complex="normal"/>
    </style:style>
    <style:style style:name="T33" style:family="text">
      <style:text-properties style:font-name="Liberation Serif" fo:font-size="12pt" fo:font-style="normal" fo:font-weight="bold" officeooo:rsid="00312117" style:font-size-asian="12pt" style:font-style-asian="normal" style:font-weight-asian="bold" style:font-size-complex="12pt" style:font-style-complex="normal" style:font-weight-complex="bold"/>
    </style:style>
    <style:style style:name="T34" style:family="text">
      <style:text-properties officeooo:rsid="0031d9f4"/>
    </style:style>
    <style:style style:name="T35" style:family="text">
      <style:text-properties style:font-name="DejaVu Sans Mono"/>
    </style:style>
    <style:style style:name="T36" style:family="text">
      <style:text-properties style:font-name="DejaVu Sans Mono" fo:font-weight="bold"/>
    </style:style>
    <style:style style:name="T37" style:family="text">
      <style:text-properties fo:color="#666666" officeooo:rsid="0031d9f4"/>
    </style:style>
    <style:style style:name="T38" style:family="text">
      <style:text-properties officeooo:rsid="003387d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16.<text:span text:style-name="T1">10</text:span>.19 Learning to use fastq-dump</text:p>
      <text:p text:style-name="P2"/>
      <text:p text:style-name="P2">Finally worked after —restore-defaults:</text:p>
      <text:p text:style-name="P2"/>
      <text:p text:style-name="P5"><text:s/>/media/secondary/apps/sratoolkit.2.9.2-ubuntu64/bin/vdb-config --restore-defaults</text:p>
      <text:p text:style-name="P2"/>
      <text:p text:style-name="P2">So, I could download one of the samples to <text:span text:style-name="T38">the </text:span>home directory.</text:p>
      <text:p text:style-name="P2"/>
      <text:p text:style-name="P5">/media/secondary/apps/sratoolkit.2.9.2-ubuntu64/bin/fastq-dump --outdir /media/main/sandbox/Liverworks --gzip --skip-technical <text:s/>--readids --read-filter pass --dumpbase --split-3 --clip -X 10000 <text:s/>SRR8205840</text:p>
      <text:p text:style-name="P2"/>
      <text:p text:style-name="P9">/media/secondary/apps/sratoolkit.2.9.2-ubuntu64/bin/fastq-dump --outdir /media/main/sandbox/Liverworks --gzip --skip-technical <text:s/>--readids --dumpbase --split-3 --clip SRR8205840</text:p>
      <text:p text:style-name="Standard"/>
      <text:p text:style-name="P3">Making a refer<text:span text:style-name="T38">e</text:span>nce</text:p>
      <text:p text:style-name="P2"/>
      <text:p text:style-name="P13"><text:span text:style-name="T1">COX1 of Eulimnogammarus verrucosus mitochondria was taken from </text:span><text:a xlink:type="simple" xlink:href="https://www.ncbi.nlm.nih.gov/nucleotide/NC_023104.1" text:style-name="Internet_20_link" text:visited-style-name="Visited_20_Internet_20_Link"><text:span text:style-name="T1">https://www.ncbi.nlm.nih.gov/nucleotide/NC_023104.1</text:span></text:a></text:p>
      <text:p text:style-name="P13"/>
      <text:p text:style-name="P12">Needed gene was extracted using python code:</text:p>
      <text:p text:style-name="P12"/>
      <text:p text:style-name="P22">f = <text:span text:style-name="T5">open</text:span>(<text:span text:style-name="T10">'path_to_file'</text:span>)</text:p>
      <text:p text:style-name="P21">mitoch = f.read()</text:p>
      <text:p text:style-name="P21">f.close()</text:p>
      <text:p text:style-name="P21">mit = mitoch.replace(<text:span text:style-name="T10">"</text:span><text:span text:style-name="T6">\n</text:span><text:span text:style-name="T10">"</text:span>, <text:span text:style-name="T10">""</text:span>)</text:p>
      <text:p text:style-name="P35">coi = mit[<text:span text:style-name="T14">1</text:span><text:span text:style-name="T15">6</text:span><text:span text:style-name="T14">33</text:span>:<text:span text:style-name="T14">3</text:span><text:span text:style-name="T15">1</text:span><text:span text:style-name="T14">67</text:span>]</text:p>
      <text:p text:style-name="P13"><text:span text:style-name="T1">Remember, the </text:span><text:span text:style-name="T13">"</text:span><text:span text:style-name="T8">\n</text:span><text:span text:style-name="T13">" </text:span><text:span text:style-name="T1">should be removed!</text:span></text:p>
      <text:p text:style-name="P13"/>
      <text:p text:style-name="P4">17.10.19 Alignment</text:p>
      <text:p text:style-name="P12"/>
      <text:p text:style-name="P12">An index file was built.</text:p>
      <text:p text:style-name="P12"/>
      <text:p text:style-name="P10">bowtie2-build <text:span text:style-name="T17">Ever_coi</text:span>.fasta coi</text:p>
      <text:p text:style-name="P12"/>
      <text:p text:style-name="P14">Alignment using bowtie2</text:p>
      <text:p text:style-name="P12"/>
      <text:p text:style-name="P11">bowtie2 -p 3 -x coi -1 /media/tertiary/transcriptome_raw/Eulimnogammarus_verrucosus/Sample_EveT12_1/Sample_EveT12_1._R1.fastq.gz -2 /media/tertiary/transcriptome_raw/Eulimnogammarus_verrucosus/Sample_EveT12_1/Sample_EveT12_<text:span text:style-name="T1">2</text:span>._R1.fastq.gz --no-unal -S Eve1.sam</text:p>
      <text:p text:style-name="P8"/>
      <text:p text:style-name="P15">Anal<text:span text:style-name="T38">y</text:span>zing the .sam file using ugene showed 5 replacements. There were also quite a lot misma<text:span text:style-name="T38">t</text:span>ches especially at the ends of the reads.</text:p>
      <text:p text:style-name="P15"/>
      <text:p text:style-name="P15"><text:span text:style-name="T3">19.10.19 </text:span><text:span text:style-name="T2">Fastqc analysis</text:span> of <text:s/><text:span text:style-name="T20">Sample_EveT12_1 </text:span>showed good quality of the reads (see the fastqc files).</text:p>
      <text:p text:style-name="P15"/>
      <text:p text:style-name="P15">Trimming by <text:s/>trimmomatic-0.39 with strict parameters was used.</text:p>
      <text:p text:style-name="P15"/>
      <text:p text:style-name="Standard"><text:soft-page-break/><text:s/><text:span text:style-name="T20">java -jar /media/main/sandbox/Liverworks/trimmomatic-0.39.jar PE /media/tertiary/transcriptome_raw/Eulimnogammarus_verrucosus/Sample_EveT12_1/Sample_EveT12_1._R1.fastq.gz /media/tertiary/transcriptome_raw/Eulimnogammarus_verrucosus/Sample_EveT12_1/Sample_EveT12_1._R1.fastq.gz Trimmed1.fq Trimmed1trash.fq Trimmed1rev.fq Trimmed1revtrash.fq LEADING:30 TRAILING:30 SLIDINGWINDOW:10:20 MINLEN:20</text:span></text:p>
      <text:p text:style-name="Standard"/>
      <text:p text:style-name="P16">TrimmomaticPE: Started with arguments:</text:p>
      <text:p text:style-name="P16"><text:s/>/media/tertiary/transcriptome_raw/Eulimnogammarus_verrucosus/Sample_EveT12_1/Sample_EveT12_1._R1.fastq.gz /media/tertiary/transcriptome_raw/Eulimnogammarus_verrucosus/Sample_EveT12_1/Sample_EveT12_1._R1.fastq.gz Trimmed1.fq Trimmed1trash.fq Trimmed1rev.fq Trimmed1revtrash.fq LEADING:30 TRAILING:30 SLIDINGWINDOW:10:20 MINLEN:20</text:p>
      <text:p text:style-name="P16">Quality encoding detected as phred33</text:p>
      <text:p text:style-name="P16">Input Read Pairs: 28863013 Both Surviving: 28849398 (99.95%) Forward Only Surviving: 0 (0.00%) Reverse Only Surviving: 0 (0.00%) Dropped: 13615 (0.05%)</text:p>
      <text:p text:style-name="P16">TrimmomaticPE: Completed successfully</text:p>
      <text:p text:style-name="Standard"/>
      <text:p text:style-name="Standard"/>
      <text:p text:style-name="P18">20.10.19. To improve coverage at the ends of the refer<text:span text:style-name="T38">e</text:span>nce I made it 100 nucleotid<text:span text:style-name="T38">e</text:span>s longer at both ends.</text:p>
      <text:p text:style-name="P1"/>
      <text:p text:style-name="P6">bowtie2 -x coi100 -1 /media/tertiary/transcriptome_raw/Eulimnogammarus_verrucosus/Sample_EveT12_1/Sample_EveT12_1._R1.fastq.gz -2 <text:span text:style-name="T29">/media/tertiary/transcriptome_raw/Eulimnogammarus_verrucosus/Sample_EveT12_1/Sample_EveT12_1._R2.fastq.gz --no-unal -S Eve100.sam</text:span></text:p>
      <text:p text:style-name="P17">28863013 reads; of these:</text:p>
      <text:p text:style-name="P17"><text:s text:c="2"/>28863013 (100.00%) were paired; of these:</text:p>
      <text:p text:style-name="P17"><text:s text:c="4"/>28779311 (99.71%) aligned concordantly 0 times</text:p>
      <text:p text:style-name="P17"><text:s text:c="4"/>83702 (0.29%) aligned concordantly exactly 1 time</text:p>
      <text:p text:style-name="P17"><text:s text:c="4"/>0 (0.00%) aligned concordantly &gt;1 times</text:p>
      <text:p text:style-name="P17"><text:s text:c="4"/>----</text:p>
      <text:p text:style-name="P17"><text:s text:c="4"/>28779311 pairs aligned concordantly 0 times; of these:</text:p>
      <text:p text:style-name="P17"><text:s text:c="6"/>3435 (0.01%) aligned discordantly 1 time</text:p>
      <text:p text:style-name="P17"><text:s text:c="4"/>----</text:p>
      <text:p text:style-name="P17"><text:s text:c="4"/>28775876 pairs aligned 0 times concordantly or discordantly; of these:</text:p>
      <text:p text:style-name="P17"><text:s text:c="6"/>57551752 mates make up the pairs; of these:</text:p>
      <text:p text:style-name="P17"><text:s text:c="8"/>57549132 (100.00%) aligned 0 times</text:p>
      <text:p text:style-name="P17"><text:s text:c="8"/>2620 (0.00%) aligned exactly 1 time</text:p>
      <text:p text:style-name="P17"><text:s text:c="8"/>0 (0.00%) aligned &gt;1 times</text:p>
      <text:p text:style-name="P17">0.31% overall alignment rate</text:p>
      <text:p text:style-name="P1"/>
      <text:p text:style-name="P19"><text:s/><text:span text:style-name="T28">The coverage at the ends of the gene became better. There was found a new replacement after the stop-codon.</text:span></text:p>
      <text:p text:style-name="P19"/>
      <text:p text:style-name="P18">Then different alignment parameters were used.</text:p>
      <text:p text:style-name="P19"/>
      <text:p text:style-name="P7">bowtie2 -x coi100 -1 /media/tertiary/transcriptome_raw/Eulimnogammarus_verrucosus/Sample_EveT12_1/Sample_EveT12_1._R1.fastq.gz -2 /media/tertiary/transcriptome_raw/Eulimnogammarus_verrucosus/Sample_EveT12_1/Sample_EveT12_1._R2.fastq.gz --no-unal <text:span text:style-name="T2">--very-sensitive-local</text:span> -S Eve100sens.sam</text:p>
      <text:p text:style-name="P17">28863013 reads; of these:</text:p>
      <text:p text:style-name="P17"><text:s text:c="2"/>28863013 (100.00%) were paired; of these:</text:p>
      <text:p text:style-name="P17"><text:s text:c="4"/>28777996 (99.71%) aligned concordantly 0 times</text:p>
      <text:p text:style-name="P17"><text:s text:c="4"/>85008 (0.29%) aligned concordantly exactly 1 time</text:p>
      <text:p text:style-name="P17"><text:soft-page-break/><text:s text:c="4"/>9 (0.00%) aligned concordantly &gt;1 times</text:p>
      <text:p text:style-name="P17"><text:s text:c="4"/>----</text:p>
      <text:p text:style-name="P17"><text:s text:c="4"/>28777996 pairs aligned concordantly 0 times; of these:</text:p>
      <text:p text:style-name="P17"><text:s text:c="6"/>4271 (0.01%) aligned discordantly 1 time</text:p>
      <text:p text:style-name="P17"><text:s text:c="4"/>----</text:p>
      <text:p text:style-name="P17"><text:s text:c="4"/>28773725 pairs aligned 0 times concordantly or discordantly; of these:</text:p>
      <text:p text:style-name="P17"><text:s text:c="6"/>57547450 mates make up the pairs; of these:</text:p>
      <text:p text:style-name="P17"><text:s text:c="8"/>57540432 (99.99%) aligned 0 times</text:p>
      <text:p text:style-name="P17"><text:s text:c="8"/>7016 (0.01%) aligned exactly 1 time</text:p>
      <text:p text:style-name="P17"><text:s text:c="8"/>2 (0.00%) aligned &gt;1 times</text:p>
      <text:p text:style-name="P6"/>
      <text:p text:style-name="P6">bowtie2 -x coi100 -1 /media/tertiary/transcriptome_raw/Eulimnogammarus_verrucosus/Sample_EveT12_1/Sample_EveT12_1._R1.fastq.gz -2 /media/tertiary/transcriptome_raw/Eulimnogammarus_verrucosus/Sample_EveT12_1/Sample_EveT12_1._R2.fastq.gz --no-unal <text:span text:style-name="T2">--fast-local</text:span> -S Eve100fast.sam</text:p>
      <text:p text:style-name="P17">28863013 reads; of these:</text:p>
      <text:p text:style-name="P17"><text:s text:c="2"/>28863013 (100.00%) were paired; of these:</text:p>
      <text:p text:style-name="P17"><text:s text:c="4"/>28778018 (99.71%) aligned concordantly 0 times</text:p>
      <text:p text:style-name="P17"><text:s text:c="4"/>84986 (0.29%) aligned concordantly exactly 1 time</text:p>
      <text:p text:style-name="P17"><text:s text:c="4"/>9 (0.00%) aligned concordantly &gt;1 times</text:p>
      <text:p text:style-name="P17"><text:s text:c="4"/>----</text:p>
      <text:p text:style-name="P17"><text:s text:c="4"/>28778018 pairs aligned concordantly 0 times; of these:</text:p>
      <text:p text:style-name="P17"><text:s text:c="6"/>4263 (0.01%) aligned discordantly 1 time</text:p>
      <text:p text:style-name="P17"><text:s text:c="4"/>----</text:p>
      <text:p text:style-name="P17"><text:s text:c="4"/>28773755 pairs aligned 0 times concordantly or discordantly; of these:</text:p>
      <text:p text:style-name="P17"><text:s text:c="6"/>57547510 mates make up the pairs; of these:</text:p>
      <text:p text:style-name="P17"><text:s text:c="8"/>57541072 (99.99%) aligned 0 times</text:p>
      <text:p text:style-name="P17"><text:s text:c="8"/>6437 (0.01%) aligned exactly 1 time</text:p>
      <text:p text:style-name="P17"><text:s text:c="8"/>1 (0.00%) aligned &gt;1 times</text:p>
      <text:p text:style-name="P17">0.32% overall alignment rate</text:p>
      <text:p text:style-name="P6"/>
      <text:p text:style-name="P6">bowtie2 -x coi100 -1 /media/tertiary/transcriptome_raw/Eulimnogammarus_verrucosus/Sample_EveT12_1/Sample_EveT12_1._R1.fastq.gz -2 /media/tertiary/transcriptome_raw/Eulimnogammarus_verrucosus/Sample_EveT12_1/Sample_EveT12_1._R2.fastq.gz --no-unal <text:span text:style-name="T2">--very-fast-local</text:span> -S Eve100Vfast.sam</text:p>
      <text:p text:style-name="P17">28863013 reads; of these:</text:p>
      <text:p text:style-name="P17"><text:s text:c="2"/>28863013 (100.00%) were paired; of these:</text:p>
      <text:p text:style-name="P17"><text:s text:c="4"/>28778030 (99.71%) aligned concordantly 0 times</text:p>
      <text:p text:style-name="P17"><text:s text:c="4"/>84974 (0.29%) aligned concordantly exactly 1 time</text:p>
      <text:p text:style-name="P17"><text:s text:c="4"/>9 (0.00%) aligned concordantly &gt;1 times</text:p>
      <text:p text:style-name="P17"><text:s text:c="4"/>----</text:p>
      <text:p text:style-name="P17"><text:s text:c="4"/>28778030 pairs aligned concordantly 0 times; of these:</text:p>
      <text:p text:style-name="P17"><text:s text:c="6"/>4253 (0.01%) aligned discordantly 1 time</text:p>
      <text:p text:style-name="P17"><text:s text:c="4"/>----</text:p>
      <text:p text:style-name="P17"><text:s text:c="4"/>28773777 pairs aligned 0 times concordantly or discordantly; of these:</text:p>
      <text:p text:style-name="P17"><text:s text:c="6"/>57547554 mates make up the pairs; of these:</text:p>
      <text:p text:style-name="P17"><text:s text:c="8"/>57542711 (99.99%) aligned 0 times</text:p>
      <text:p text:style-name="P17"><text:s text:c="8"/>4842 (0.01%) aligned exactly 1 time</text:p>
      <text:p text:style-name="P17"><text:s text:c="8"/>1 (0.00%) aligned &gt;1 times</text:p>
      <text:p text:style-name="P17">0.32% overall alignment rate</text:p>
      <text:p text:style-name="P1"/>
      <text:p text:style-name="P25"><text:span text:style-name="T2">Reports</text:span> <text:span text:style-name="T30">about .bam files quality were made using </text:span><text:span text:style-name="T4">qualimap</text:span><text:span text:style-name="T30">.</text:span></text:p>
      <text:p text:style-name="P26"/>
      <text:p text:style-name="P26">General error rate was 1,06% with default alignment parameters, 0,84 with default alignment parameters after trimming. About 50% of reads were lost while trimming.</text:p>
      <text:p text:style-name="P26"><text:soft-page-break/>General error rate after local alignment with different sensibility was from 0,53 to 0,54.</text:p>
      <text:p text:style-name="P26"/>
      <text:p text:style-name="P26">So, it was de<text:span text:style-name="T38">c</text:span>ided to use --very-fast-local alignment.</text:p>
      <text:p text:style-name="P27"/>
      <text:p text:style-name="P28">25.10.19. <text:span text:style-name="T2">Reads to variants</text:span></text:p>
      <text:p text:style-name="P27"/>
      <text:p text:style-name="P28">Script readstovars.sh was tested on <text:s/><text:span text:style-name="T19">Sample_EveT12_</text:span><text:span text:style-name="T18">1.</text:span></text:p>
      <text:p text:style-name="P28"><text:span text:style-name="T18"/></text:p>
      <text:p text:style-name="P29"><text:span text:style-name="T18">VarScan </text:span><text:span text:style-name="T24">doesn`t work in pipeline with bcftools presumably because of encoding. Couldn`t record path as a variable, maybe record „ls“ as a file next time.</text:span></text:p>
      <text:p text:style-name="P33"><text:span text:style-name="T33">Seqtk seq, </text:span><text:span text:style-name="T25">fastq_to_fasta</text:span><text:span text:style-name="T24"> and </text:span><text:span text:style-name="T31">sed -n '1~4s/^@/&gt;/p;2~4p' </text:span><text:span text:style-name="T32">could not work with .fastq file made by vcfutils.pl. Because there are some extra «\n».</text:span></text:p>
      <text:p text:style-name="P28"><text:span text:style-name="T24"/></text:p>
      <text:p text:style-name="P30"><text:span text:style-name="T23">26.10.19. </text:span><text:span text:style-name="T26">Ran <text:s/></text:span><text:span text:style-name="T27">readstovars.sh</text:span></text:p>
      <text:p text:style-name="P30"><text:span text:style-name="T27"/></text:p>
      <text:p text:style-name="P31"><text:span text:style-name="T21">Sample_EveB24h_</text:span><text:span text:style-name="T22">?</text:span><text:span text:style-name="T21"> </text:span><text:span text:style-name="T22">directories have no «h» in their .fastq files, for Sample_EveB24h_2 is needed to use fixed files.</text:span></text:p>
      <text:p text:style-name="P31"><text:span text:style-name="T22"/></text:p>
      <text:p text:style-name="P32">28.10.19 </text:p>
      <text:p text:style-name="P32"/>
      <text:p text:style-name="P32">.Fastq was turned to .fasta using <text:a xlink:type="simple" xlink:href="http://sequenceconversion.bugaco.com/converter/biology/sequences/fastq_to_fasta.php" text:style-name="Internet_20_link" text:visited-style-name="Visited_20_Internet_20_Link">http://sequenceconversion.bugaco.com/converter/biology/sequences/fastq_to_fasta.php</text:a></text:p>
      <text:p text:style-name="P32"/>
      <text:p text:style-name="P32">Some annotations should be added to every consensus next time. </text:p>
      <text:p text:style-name="P32">Added the sample names using python code:</text:p>
      <text:p text:style-name="P32"/>
      <text:p text:style-name="P23">inputFile = <text:span text:style-name="T5">open</text:span>(<text:span text:style-name="T10">'path/sample.fasta'</text:span>, <text:span text:style-name="T10">'r'</text:span>)</text:p>
      <text:p text:style-name="P21">sampleFile = <text:span text:style-name="T5">open</text:span>(<text:span text:style-name="T10">'</text:span><text:span text:style-name="T11">path</text:span><text:span text:style-name="T10">/ls.txt'</text:span>, <text:span text:style-name="T10">'r'</text:span>) <text:span text:style-name="T37"># file with sample names in a right order</text:span></text:p>
      <text:p text:style-name="P21">sample = []</text:p>
      <text:p text:style-name="P21"><text:span text:style-name="T6">for </text:span>line <text:span text:style-name="T6">in </text:span>sampleFile:</text:p>
      <text:p text:style-name="P24"><text:s text:c="4"/><text:span text:style-name="T35">sample.append(line.strip())</text:span></text:p>
      <text:p text:style-name="P21">outputFile = <text:span text:style-name="T5">open</text:span>(<text:span text:style-name="T10">'</text:span><text:span text:style-name="T11">path</text:span><text:span text:style-name="T10">/goodfasta.fasta'</text:span>, <text:span text:style-name="T10">'w'</text:span>)</text:p>
      <text:p text:style-name="P21">i = <text:span text:style-name="T14">0</text:span></text:p>
      <text:p text:style-name="P21">iter_samp = sample[i]</text:p>
      <text:p text:style-name="P24"><text:span text:style-name="T7">for </text:span><text:span text:style-name="T35">line </text:span><text:span text:style-name="T7">in </text:span><text:span text:style-name="T35">inputFile:</text:span></text:p>
      <text:p text:style-name="P24"><text:span text:style-name="T14"><text:s text:c="4"/></text:span><text:span text:style-name="T35">str = line.strip()</text:span></text:p>
      <text:p text:style-name="P24"><text:span text:style-name="T9"><text:s text:c="4"/></text:span><text:span text:style-name="T7">if </text:span><text:span text:style-name="T35">str[</text:span><text:span text:style-name="T16">0</text:span><text:span text:style-name="T35">] == </text:span><text:span text:style-name="T12">'&gt;'</text:span><text:span text:style-name="T35">:</text:span></text:p>
      <text:p text:style-name="P24"><text:s text:c="8"/><text:span text:style-name="T35">str = </text:span><text:span text:style-name="T12">"&gt;" </text:span><text:span text:style-name="T35">+ iter_samp</text:span></text:p>
      <text:p text:style-name="P24"><text:s text:c="8"/><text:span text:style-name="T35">i += </text:span><text:span text:style-name="T16">1</text:span></text:p>
      <text:p text:style-name="P24"><text:span text:style-name="T14"><text:s text:c="8"/></text:span><text:span text:style-name="T7">if </text:span><text:span text:style-name="T35">i != </text:span><text:span text:style-name="T16">63</text:span><text:span text:style-name="T35">: iter_samp = sample[i]</text:span></text:p>
      <text:p text:style-name="P24"><text:s text:c="4"/><text:span text:style-name="T35">outputFile.write(str)</text:span></text:p>
      <text:p text:style-name="P24"><text:s text:c="4"/><text:span text:style-name="T35">outputFile.write(</text:span><text:span text:style-name="T12">'</text:span><text:span text:style-name="T7">\n</text:span><text:span text:style-name="T12">'</text:span><text:span text:style-name="T35">)</text:span></text:p>
      <text:p text:style-name="P35">outputFile.close()</text:p>
      <text:p text:style-name="P32"/>
      <text:p text:style-name="P20"/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ohit Devanagari1" svg:font-family="'Lohit Devanagari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1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8T18:58:41.471819861</meta:creation-date>
    <dc:date>2019-10-29T00:08:44.109967439</dc:date>
    <meta:editing-duration>P1DT4H33M33S</meta:editing-duration>
    <meta:editing-cycles>7</meta:editing-cycles>
    <meta:generator>LibreOffice/6.0.7.3$Linux_X86_64 LibreOffice_project/00m0$Build-3</meta:generator>
    <meta:document-statistic meta:table-count="0" meta:image-count="0" meta:object-count="0" meta:page-count="4" meta:paragraph-count="126" meta:word-count="875" meta:character-count="7887" meta:non-whitespace-character-count="6842"/>
  </office:meta>
</office:document-meta>
</file>